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aa4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while(true)</text:span>; do pdflatex -halt-on-error -interaction=nonstopmode hw10.tex ; sleep <text:span text:style-name="T1">30</text:span>; do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9T15:39:54.352921075</meta:creation-date>
    <dc:date>2021-04-29T22:27:53.050791378</dc:date>
    <meta:editing-duration>PT36S</meta:editing-duration>
    <meta:editing-cycles>2</meta:editing-cycles>
    <meta:generator>LibreOffice/7.1.2.2$Linux_X86_64 LibreOffice_project/5751006d328844ba3fa6124ed263bbf122f0788a</meta:generator>
    <meta:document-statistic meta:table-count="0" meta:image-count="0" meta:object-count="0" meta:page-count="1" meta:paragraph-count="1" meta:word-count="10" meta:character-count="90" meta:non-whitespace-character-count="81"/>
  </office:meta>
</office:document-meta>
</file>